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7"/>
          <table:table-cell office:value-type="string" calcext:value-type="string">
            <text:p>Englisch</text:p>
          </table:table-cell>
          <table:table-cell table:number-columns-repeated="5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2209: "* Nun^1, nun^1! Nach so einer Massage^1 geht es einem schon besser^1, oder? Huh-Hah!!/%",</text:p>
          </table:table-cell>
          <table:table-cell table:number-columns-repeated="7"/>
          <table:table-cell office:value-type="string" calcext:value-type="string">
            <text:p>Zeilennummer 2209: "* Well^1, well^1! Don't you feel better after a nice massage^1? Huh-Hah!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209: "* (Irgendwie^1, wurden eure HP wiederhergestellt.)/",</text:p>
          </table:table-cell>
          <table:table-cell table:number-columns-repeated="7"/>
          <table:table-cell office:value-type="string" calcext:value-type="string">
            <text:p>Zeilennummer 2209: "* (Somehow^1, everyone's HP was restored.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209: "* (Der KAPUTTEKUCHEN wurde repariert.)/",</text:p>
          </table:table-cell>
          <table:table-cell table:number-columns-repeated="7"/>
          <table:table-cell office:value-type="string" calcext:value-type="string">
            <text:p>Zeilennummer 2209: "* (The Broken Cake was fixed beyond recognition.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209: "* (Der KAPUTTEKUCHEN^1, wurde zum TOPKUCHEN.)/",</text:p>
          </table:table-cell>
          <table:table-cell table:number-columns-repeated="7"/>
          <table:table-cell office:value-type="string" calcext:value-type="string">
            <text:p>Zeilennummer 2209: "* (The Broken Cake became the TOPCAKE.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209: "* Das ist wirklich die Legende eines Kuchens^1.&amp;* Nutze die Macht weise.../%",</text:p>
          </table:table-cell>
          <table:table-cell table:number-columns-repeated="7"/>
          <table:table-cell office:value-type="string" calcext:value-type="string">
            <text:p>Zeilennummer 2209: "* This is truly a tremendous cake^1.&amp;* Use its power wisely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209: "* (Der kaputte Schlüssel wurde so gut wie's geht wieder- hergestellt.)/",</text:p>
          </table:table-cell>
          <table:table-cell table:number-columns-repeated="7"/>
          <table:table-cell office:value-type="string" calcext:value-type="string">
            <text:p>Zeilennummer 2209: "* (The Broken Key parts were fixed beyond recognition.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209: "* (Der kaputte Schlüssel wurde zum Torschlüssel.)/",</text:p>
          </table:table-cell>
          <table:table-cell table:number-columns-repeated="7"/>
          <table:table-cell office:value-type="string" calcext:value-type="string">
            <text:p>Zeilennummer 2209: "* (The Broken Key parts became the Prison Key.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209: "* .... Hmm^1, <text:s/>dieser Schlüssel... hat eine furchtbare Energie.../",</text:p>
          </table:table-cell>
          <table:table-cell table:number-columns-repeated="7"/>
          <table:table-cell office:value-type="string" calcext:value-type="string">
            <text:p>Zeilennummer 2209: "* .... Hmm^1, <text:s/>this KEY has a terrible energy coming from it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209: "* Bitte versteh^1, dass ich diesen Schlüssel nur repariert habe,/",</text:p>
          </table:table-cell>
          <table:table-cell table:number-columns-repeated="7"/>
          <table:table-cell office:value-type="string" calcext:value-type="string">
            <text:p>Zeilennummer 2209: "* Please understand that I only fixed it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209: "* damit du ihn NICHT benutzt./%",</text:p>
          </table:table-cell>
          <table:table-cell table:number-columns-repeated="7"/>
          <table:table-cell office:value-type="string" calcext:value-type="string">
            <text:p>Zeilennummer 2209: "* So that you will never have to use it./%",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1:34:33.739000000</meta:creation-date>
    <dc:date>2023-06-18T21:35:24.824000000</dc:date>
    <meta:editing-duration>PT51S</meta:editing-duration>
    <meta:editing-cycles>1</meta:editing-cycles>
    <meta:document-statistic meta:table-count="1" meta:cell-count="23" meta:object-count="0"/>
    <meta:generator>LibreOffice/7.4.3.2$Windows_X86_64 LibreOffice_project/1048a8393ae2eeec98dff31b5c133c5f1d08b890</meta:generator>
  </office:meta>
</office:document-meta>
</file>